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Adobe Garamond Pro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Adobe Garamond Pro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dobe Garamond Pr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imering</text:p>
      <text:p text:style-name="P1"><text:tab/>30% underestimering, ingen forbedring over tid </text:p>
      <text:p text:style-name="P1"><text:tab/></text:p>
      <text:p text:style-name="P1"><text:span text:style-name="T1">Iboende problemer</text:span> </text:p>
      <text:p text:style-name="P1"><text:tab/>-Komplekse produkter (stadig nye uprøvde muligheter, lite mulighet til å akkumulere erfaringer, kompleksiteten øker raskere enn størrelsen på </text:p>
      <text:p text:style-name="P1"><text:tab/>prosjektet) </text:p>
      <text:p text:style-name="P1"><text:tab/>-Komplekse organisasjonsendringer ofte en del av leveransen (mye følelser og posisjonering involvert) </text:p>
      <text:p text:style-name="P1"><text:tab/>-Komplekse prosjekter (prosjekter er komplekse ”ad hoc” - organisasjoner som dannes og skal yte fra første dag) </text:p>
      <text:p text:style-name="P1"><text:tab/>-Uklare krav (skal prosjektet vente til alle krav er klare, kommer det aldri i gang) </text:p>
      <text:p text:style-name="P1"><text:tab/>-Menneskelige svakheter (”bounded rationality”, tabber, ”små” feil med store konsekvenser, misforståelser, iboende optimisme) </text:p>
      <text:p text:style-name="P1"/>
      <text:p text:style-name="P1"/>
      <text:p text:style-name="P1"><text:span text:style-name="T1">Oppdragsgiverproblemer</text:span> </text:p>
      <text:p text:style-name="P1"><text:tab/>-Uklare krav </text:p>
      <text:p text:style-name="P1"><text:tab/>-Lite kunnskap / feilaktige forventninger til IT / ”politikk” </text:p>
      <text:p text:style-name="P1"><text:tab/>-Kommunikasjonsproblemer med leverandør (mangler felles språk) </text:p>
      <text:p text:style-name="P1"><text:tab/>-Avsetter for lite tid/ressurser til involvering/oppfølging </text:p>
      <text:p text:style-name="P1"><text:tab/>-Mangel på forankring i ledelse / forretningsstrategi </text:p>
      <text:p text:style-name="P1"><text:tab/>-Apati overfor IT-leverandører (det er slik de er-holdningen)? </text:p>
      <text:p text:style-name="P1"><text:tab/>-Anbudsprosesser som fører til valg av overoptimistiske leverandører (”the Winner’s curse”) </text:p>
      <text:p text:style-name="P1"/>
      <text:p text:style-name="P3">10 faktorer som signaliserer fare for underestimering </text:p>
      <text:p text:style-name="P1"><text:tab/>1. Høy usikkerhet </text:p>
      <text:p text:style-name="P1"><text:tab/>2. Lite relevant erfaring </text:p>
      <text:p text:style-name="P1"><text:tab/>3. Sterkt ønske om å få lov til å starte opp prosjektet hos de som estimerer </text:p>
      <text:p text:style-name="P1"><text:tab/>4. Vanskelig å evaluere estimatene (f eks ved at antagelsene for estimatene er uklare eller at hva som er ment med estimatet ikke er klart) </text:p>
      <text:p text:style-name="P1"><text:tab/>5. Lang varighet på prosjektet </text:p>
      <text:p text:style-name="P1"><text:tab/>6. Prosjekt mye større enn tidligere prosjekter </text:p>
      <text:p text:style-name="P1"><text:tab/>7. Prosjektleveranser har liten grad av fleksibilitet (dette øker risikoen for at man overvurderer hvor mye man kan ”justere seg inn”) </text:p>
      <text:p text:style-name="P1"><text:tab/>8. Manglende skille mellom prosesser for estimat, plan og tilbud </text:p>
      <text:p text:style-name="P1"><text:tab/>9. Kundeforventning og/eller budsjett er kjent av de som estimerer </text:p>
      <text:p text:style-name="P1"><text:tab/>10. Estimater utarbeidet som del av planlegging </text:p>
      <text:p text:style-name="P1"/>
      <text:p text:style-name="P1"><text:soft-page-break/></text:p>
      <text:p text:style-name="P1"><text:span text:style-name="T1">Planning Poker</text:span> </text:p>
      <text:p text:style-name="P1">(eksempel på metode for gruppeestimering - ofte brukt i smidige prosjekter)</text:p>
      <text:p text:style-name="P1"><text:tab/>1. Kunden forklarer “user story” </text:p>
      <text:p text:style-name="P1"><text:tab/>2. Teamet diskuterer hvilken jobb som må gjøres </text:p>
      <text:p text:style-name="P1"><text:tab/>3. Alle velger et kort som representerer estimatet </text:p>
      <text:p text:style-name="P1"><text:tab/>4. Alle viser estimatet sitt samtidig </text:p>
      <text:p text:style-name="P1"><text:tab/>5. De med lavest og høyest estimat begrunner </text:p>
      <text:p text:style-name="P1"><text:tab/>6. Teamet diskuterer estimatene </text:p>
      <text:p text:style-name="P1"><text:tab/>7. Gjenta fra steg 3. frem til estimatene konvergerer </text:p>
      <text:p text:style-name="P1"><text:tab/>8. Teamet blir enige om et estimat </text:p>
      <text:p text:style-name="P1"><text:tab/><text:tab/>Kort: Spillkort, f eks med tallene 1, 2, 3, 5, 8, 13, 21</text:p>
      <text:p text:style-name="P1"/>
      <text:p text:style-name="P1"><text:span text:style-name="T1">Hvorfor virker Planning Poker?</text:span> </text:p>
      <text:p text:style-name="P1"><text:tab/>Samtidig visning av estimater kan redusere noen feilkilder </text:p>
      <text:p text:style-name="P1"><text:tab/><text:tab/>-Det første estimatet vil normalt danne et anker </text:p>
      <text:p text:style-name="P1"><text:tab/><text:tab/>-Noen i teamet har mer inflytelse enn andre </text:p>
      <text:p text:style-name="P1"><text:tab/>Flere spørsmål blir stilt, og mer informasjon blir delt </text:p>
      <text:p text:style-name="P1"><text:tab/>Estimatene reflekterer teamets gjennomsnittelige evne til å løse oppgaven </text:p>
      <text:p text:style-name="P1"><text:tab/><text:tab/>-Ekspert-estimater har en tendens til å basere seg på ekspertens evner </text:p>
      <text:p text:style-name="P1"><text:tab/><text:tab/>-Vi vet ikke nødvendigvis hvem som vil ende opp med å gjøre oppgaven</text:p>
      <text:p text:style-name="P1"/>
      <text:p text:style-name="P1"><text:span text:style-name="T1">Estimeringsprosessen</text:span> </text:p>
      <text:p text:style-name="P1"/>
      <text:p text:style-name="P1"><text:span text:style-name="T1">Forberedelser</text:span> </text:p>
      <text:p text:style-name="P1">1. Forstå estimeringsproblemet </text:p>
      <text:p text:style-name="P1"><text:tab/>-Identifiser mål og krav til nøyaktighet </text:p>
      <text:p text:style-name="P1"><text:tab/>-Identifiser interessenter og politiske posisjoner </text:p>
      <text:p text:style-name="P1"><text:tab/>-Spesifiser forutsetninger </text:p>
      <text:p text:style-name="P1"><text:tab/>-Bestem nedbryting av problemet </text:p>
      <text:p text:style-name="P1"/>
      <text:p text:style-name="P1">2. Enighet om beslutninger og forutsetninger </text:p>
      <text:p text:style-name="P1"><text:tab/>-Identifiser relevante beslutninger og forutsetninger som kan påvirke </text:p>
      <text:p text:style-name="P1"><text:soft-page-break/><text:tab/>-Avgjør om det er meningsfullt å estimere på nåværende tidspunkt </text:p>
      <text:p text:style-name="P1"><text:tab/>-Avklar fleksibilitet og prosjektprioritet 9 </text:p>
      <text:p text:style-name="P1"/>
      <text:p text:style-name="P1">3. Innhent relevant informasjon </text:p>
      <text:p text:style-name="P1"><text:tab/>-Identifiser selskapsspesifikke kostnadsdrivere </text:p>
      <text:p text:style-name="P1"><text:tab/>-Pass på at kildene er uhildet </text:p>
      <text:p text:style-name="P1"><text:tab/>-Innhent informasjon fra flere kilder </text:p>
      <text:p text:style-name="P1"><text:tab/>-Unngå irrelevant informasjon </text:p>
      <text:p text:style-name="P1"/>
      <text:p text:style-name="P1">4. Velg estimeringsprosess </text:p>
      <text:p text:style-name="P1"><text:tab/>-Baser prosessen på tilgjengelig informasjon </text:p>
      <text:p text:style-name="P1"><text:tab/>-Benytt organisasjon og personspesifikk informasjon </text:p>
      <text:p text:style-name="P1"/>
      <text:p text:style-name="P1"><text:span text:style-name="T1">Estimeringsfasen</text:span> </text:p>
      <text:p text:style-name="P1">5. Estimer mest sannsynlig arbeidsmengde </text:p>
      <text:p text:style-name="P1"><text:tab/>-Strukturer estimeringsprosessen </text:p>
      <text:p text:style-name="P1"><text:tab/>-Separer mest sannsynlig arbeidsmengde fra tilbud, plan etc. </text:p>
      <text:p text:style-name="P1"><text:tab/>-Beskriv forutsetninger </text:p>
      <text:p text:style-name="P1"><text:tab/>-Beskriv underliggende informasjon for etterprøvbarhet </text:p>
      <text:p text:style-name="P1"/>
      <text:p text:style-name="P1">6. Anslå usikkerhet </text:p>
      <text:p text:style-name="P1"><text:tab/>-Konfidensintervall 10 </text:p>
      <text:p text:style-name="P1"/>
      <text:p text:style-name="P1">7. Gjennomgang av estimeringsprosessen og estimat </text:p>
      <text:p text:style-name="P1"><text:tab/>Benytt uavhengige eksperter til gjennomgang </text:p>
      <text:p text:style-name="P1"><text:tab/>Sørg for at gjennomgangen kan føre til forandringer </text:p>
      <text:p text:style-name="P1"><text:tab/>Benytt en sjekkliste </text:p>
      <text:p text:style-name="P1"/>
      <text:p text:style-name="P1"><text:span text:style-name="T1">Anvendelsesfasen</text:span> </text:p>
      <text:p text:style-name="P1">8. Benytt estimatene i tilbudsskriving </text:p>
      <text:p text:style-name="P1"><text:tab/>-Ta utgangspunkt i mest sannsynlig arbeidsmengde og estimatusikkerheten </text:p>
      <text:p text:style-name="P1"/>
      <text:p text:style-name="P1">9. Benytt estimatene i planleggingen </text:p>
      <text:p text:style-name="P1"><text:soft-page-break/><text:tab/>-Bestem buffer for uforutsette hendelser </text:p>
      <text:p text:style-name="P1"><text:tab/>-Planlegg aktiviteter som reduserer usikkerhet, som utvikling av delfunksjonalitet </text:p>
      <text:p text:style-name="P1"><text:tab/>-Planlegg re-estimering 11 </text:p>
      <text:p text:style-name="P1"/>
      <text:p text:style-name="P1">10. Kommuniser estimater, tilbud, plan og usikkerhet </text:p>
      <text:p text:style-name="P1"><text:tab/>-En god estimeringsprosess er et godt salgsargument! </text:p>
      <text:p text:style-name="P1"><text:tab/>-Tilpass informasjon etter modenhet </text:p>
      <text:p text:style-name="P1"><text:tab/>-Spesifiser risiko, og hvordan denne skal håndteres </text:p>
      <text:p text:style-name="P1"><text:tab/>-Tilgjengeliggjør oversiktlige estimater og antakelser </text:p>
      <text:p text:style-name="P1"><text:tab/>-Erkjenn og forhold dere til mottakers mål, uten å redusere realismen </text:p>
      <text:p text:style-name="P1"/>
      <text:p text:style-name="P1">11. Kontroller kostnadene </text:p>
      <text:p text:style-name="P1"><text:tab/>-Monitorer utviklingen og re-estimer </text:p>
      <text:p text:style-name="P1"><text:tab/>-Sørg for å holde alle deltakere informert </text:p>
      <text:p text:style-name="P1"><text:tab/>-Favoriser enkelhet </text:p>
      <text:p text:style-name="P1"/>
      <text:p text:style-name="P1"><text:s/></text:p>
      <text:p text:style-name="P1"><text:span text:style-name="T1">Læringsfasen</text:span> </text:p>
      <text:p text:style-name="P1">12. Lær av erfaringer </text:p>
      <text:p text:style-name="P1"><text:tab/>-Arranger erfaringsgjennomganger </text:p>
      <text:p text:style-name="P1"><text:tab/>-Forstå underliggende årsaker for eventuelle avvik </text:p>
      <text:p text:style-name="P1"><text:tab/>-Oppdater sjekklisten, erfaringsdatabasen, WBS etc. på bakgrunn av gjennomgangen </text:p>
      <text:p text:style-name="P1"><text:tab/>-Ikke overgeneraliser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11:32:21</meta:creation-date>
    <meta:document-statistic meta:table-count="0" meta:image-count="0" meta:object-count="0" meta:page-count="4" meta:paragraph-count="104" meta:word-count="653" meta:character-count="4981"/>
    <dc:date>2013-06-02T11:32:41</dc:date>
    <meta:editing-duration>PT20S</meta:editing-duration>
    <meta:editing-cycles>1</meta:editing-cycles>
    <meta:generator>OpenOffice.org/3.4.1$Unix OpenOffice.org_project/341m1$Build-9593</meta:generator>
  </office:meta>
</office:document-meta>
</file>